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72.000000000000000pt" fo:font-weight="normal"/>
    </style:style>
    <style:style style:name="T2" style:family="text">
      <style:text-properties fo:font-size="16.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font-weight="normal"/>
    </style:style>
    <style:style style:name="T9" style:family="text">
      <style:text-properties fo:font-size="16.000000000000000pt" fo:font-weight="normal" style:text-position="super"/>
    </style:style>
    <style:style style:name="T10" style:family="text">
      <style:text-properties fo:background-color="#ffffff" fo:font-size="72.000000000000000pt" fo:font-weight="normal"/>
    </style:style>
    <style:style style:name="T11" style:family="text">
      <style:text-properties fo:font-size="24.000000000000000pt" fo:font-weight="normal"/>
    </style:style>
    <style:style style:name="T12" style:family="text">
      <style:text-properties fo:font-size="24.000000000000000pt"/>
    </style:style>
    <style:style style:name="T13" style:family="text">
      <style:text-properties fo:font-size="28.000000000000000pt" fo:font-weight="normal"/>
    </style:style>
    <style:style style:name="T14"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र्हिं र्कें र्कों Move Up</text:span></text:p>
      <text:p text:style-name="P1"><text:span text:style-name="T1">Mr Abott</text:span></text:p>
      <text:p text:style-name="P1"><text:span text:style-name="T1">श्री विरु</text:span></text:p>
      <text:p text:style-name="P1"><text:span text:style-name="T1">திரு ஸுஹாக</text:span></text:p>
      <text:p text:style-name="P1"><text:span text:style-name="T2">ReplaceWith</text:span></text:p>
      <text:p text:style-name="P1"><text:span text:style-name="T1">Ĳ <text:s/>श्री क्त न्न क्त्य क्त्र क्त्र्य</text:span></text:p>
      <text:p text:style-name="P1"><text:span text:style-name="T2">Replace fully (Devanagari KSsA, Sh</text:span><text:span text:style-name="T3">R</text:span><text:span text:style-name="T2">ii, JYa)</text:span></text:p>
      <text:p text:style-name="P1"><text:span text:style-name="T1">क्ष क्षि श्री जयज्य</text:span></text:p>
      <text:p text:style-name="P1"><text:span text:style-name="T2">Ru, Ruu, Rru, Rruu, Hu, Huu</text:span></text:p>
      <text:p text:style-name="P1"><text:span text:style-name="T1">रु रू ऱु ऱू हु हू</text:span></text:p>
      <text:p text:style-name="P1"><text:span text:style-name="T2">Nudge-Y with Reph (Devanagari TtK</text:span><text:span text:style-name="T3">R</text:span><text:span text:style-name="T2">a, TtTt</text:span><text:span text:style-name="T3">R</text:span><text:span text:style-name="T2">a, DdG</text:span><text:span text:style-name="T3">R</text:span><text:span text:style-name="T2">a)</text:span><text:span text:style-name="T4"><text:s/></text:span></text:p>
      <text:p text:style-name="P1"><text:span text:style-name="T2">Trigraph with Reph (ShC</text:span><text:span text:style-name="T3">R</text:span><text:span text:style-name="T2">a)</text:span></text:p>
      <text:p text:style-name="P1"><text:span text:style-name="T1">ट्क्र <text:s/>ट्ट्र <text:s/>ड्ग्र <text:s/>श्च्र</text:span></text:p>
      <text:p text:style-name="P1"><text:span text:style-name="T2">Tetragraph with Reph and open Ya (PTtRa, PTtRYa, D</text:span><text:span text:style-name="T3">R</text:span><text:span text:style-name="T2">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 <text:s/>र‍्य <text:s/>र‍्य्व <text:s/>र्य</text:span></text:p>
      <text:p text:style-name="P1"><text:span text:style-name="T2">Devanagari alternative SH forme (ShLa, ShVa, ShNa)</text:span></text:p>
      <text:p text:style-name="P1"><text:span text:style-name="T5">श्ल श्व श्न</text:span></text:p>
      <text:p text:style-name="P1"><text:span text:style-name="T2">Devanagari Eyelash Ra (ISCII style mapping)</text:span></text:p>
      <text:p text:style-name="P1"><text:span text:style-name="T5">ऱ्ण र्‍<text:s/></text:span></text:p>
      <text:p text:style-name="P1"><text:span text:style-name="T2">Devanagari diacritics</text:span><text:span text:style-name="T8"><text:s/></text:span></text:p>
      <text:p text:style-name="P1"><text:span text:style-name="T1">लँ <text:s/>र्ज कँ पेके <text:s/>कऀ कं</text:span></text:p>
      <text:p text:style-name="P1"><text:span text:style-name="T1">र्श शे शँ श्चे कः य</text:span></text:p>
      <text:p text:style-name="P1"><text:span text:style-name="T1">कॣ ड्ग्रॣ</text:span></text:p>
      <text:p text:style-name="P1"><text:span text:style-name="T2">Contextual Visarga</text:span><text:span text:style-name="T8"><text:s/></text:span></text:p>
      <text:p text:style-name="P2"><text:span text:style-name="T1">नरः <text:s/>तपःफलम् पःप</text:span></text:p>
      <text:p text:style-name="P1"><text:span text:style-name="T2">Devanagari Rakaar (K</text:span><text:span text:style-name="T3">R</text:span><text:span text:style-name="T2">a, P</text:span><text:span text:style-name="T3">R</text:span><text:span text:style-name="T2">aJnyaA)</text:span></text:p>
      <text:p text:style-name="P1"><text:span text:style-name="T1">क्रा <text:s/>प्रज्ञा प्र्ज्ञा</text:span></text:p>
      <text:p text:style-name="P1"><text:span text:style-name="T2">Devanagari Complex Combinations (</text:span><text:span text:style-name="T9">R</text:span><text:span text:style-name="T2">DMi)</text:span></text:p>
      <text:p text:style-name="P1"><text:span text:style-name="T1">र्द्मि <text:s/>अर्थात</text:span></text:p>
      <text:p text:style-name="P1"><text:span text:style-name="T2">Marwari Dda ligatures (Dddda, Ddddha, Ddra, Ddya, Ddyja)</text:span></text:p>
      <text:p text:style-name="P2"><text:span text:style-name="T1">ॸ्ॸ ॸ्ढ ॸ्र ॸ्य ॸ्य्ज</text:span></text:p>
      <text:p text:style-name="P2"><text:span text:style-name="T2">Contextual Anusvara repositioning (needs Kotlin code as well)</text:span></text:p>
      <text:p text:style-name="P2"><text:span text:style-name="T1">हऺं हऻं हं<text:s/></text:span><text:span text:style-name="T10">हां</text:span><text:span text:style-name="T1"><text:s/>हिं हीं कीं</text:span></text:p>
      <text:p text:style-name="P2"><text:span text:style-name="T1">हॅं हॆं हॆं हें हैं<text:s/></text:span><text:span text:style-name="T10">हॉं हॊं हों हौं हॏं हॎं</text:span><text:span text:style-name="T1"><text:s/>र्हं र्हिं र्कें र्कों</text:span></text:p>
      <text:p text:style-name="P1"><text:span text:style-name="T2">Combining diacritics with IPA</text:span></text:p>
      <text:p text:style-name="P1"><text:span text:style-name="T11">pʰnɣɬɥi.m͡ŋχɫʍɨnaɸ.cθʊɫɯ.ɹɨɫʏ͡ɛx.ɯ͡ɣaxɲaɣɫ.ɸtʰɑɣɴ</text:span></text:p>
      <text:p text:style-name="P1"><text:span text:style-name="T11">a˥˩˨˥˦˧˩˨˦˥</text:span></text:p>
      <text:p text:style-name="P1"><text:span text:style-name="T12">ÔôO̸o̸O̷o̷Ɔ̛ɔ̛</text:span></text:p>
      <text:p text:style-name="P1"><text:span text:style-name="T2">Tamil rendering</text:span></text:p>
      <text:p text:style-name="P1"><text:span text:style-name="T13">எழுத்து வடிவங்களுக்கு வார்த்தைகள் மற்றும் வாக்கியங்கள் போலவே தொனி, ஒலி பண்பு, தன்மை உண்டு <text:s/>சீ ரீ ளீ வீ ஶூ நூ</text:span></text:p>
      <text:p text:style-name="P1"><text:span text:style-name="T2">Tamil ReplaceAll (Kssa, Shrii)</text:span></text:p>
      <text:p text:style-name="P2"><text:span text:style-name="T13">க்ஷ ஶ்ரீ</text:span></text:p>
      <text:p text:style-name="P1"><text:span text:style-name="T2">Thai rendering</text:span></text:p>
      <text:p text:style-name="P1"><text:span text:style-name="T13">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2">Initial-Peak-Final Hangul</text:span></text:p>
      <text:p text:style-name="P1"><text:span text:style-name="T11">ᄀᆞᄅᆞᇝ ᄀᆞᅀᅢ 자거늘 밀므리 사ᄋᆞ리로ᄃᆡ 나거ᅀᅡ ᄌᆞᄆᆞ니ᅌᅵ다 셤 안해 자시ᇙ 제 한비 사ᄋᆞ리로ᄃᆡ 뷔어ᅀᅡ ᄌᆞᄆᆞ니ᅌᅵ다</text:span></text:p>
      <text:p text:style-name="P1"><text:span text:style-name="T11">시ᇙ <text:s/>시 <text:s/>싷 ᄒᆞ ᄃᆡ댇ᄃᆡᆮ 개ᇰ그ᇰ</text:span></text:p>
      <text:p text:style-name="P1"><text:span text:style-name="T11">쾅 ᄒᆞ는 소리 헨 “아이구, 베락 털어져ᇝ인가?” 영 걷어진 쥥은 몰르곡 경헨 나왕 보고들랑 영헤연 ᄇᆞᆰ도록 ᄌᆞᆷ ᄒᆞᆫᄌᆞᆷ들 안 잣수다 이 시간 동네 사람들.</text:span></text:p>
      <text:p text:style-name="P1"><text:span text:style-name="T2">Hentaigana</text:span></text:p>
      <text:p text:style-name="P1"><text:span text:style-name="T11">𛀆𛄆𛂦𛂌𛂻𛂶𛁻𛁦𛃶𛂑𛃺𛄚𛄋𛀙𛃫𛁟𛄀𛁛𛁫𛂗𛂁𛃭𛃑𛀋𛂜𛀕𛀬𛃟𛃅𛀴𛂱𛀸𛀁𛁲𛀄𛀿𛀣𛃥𛃔𛃎𛁈ゑ𛂯𛃙𛁕𛁏𛄝</text:span></text:p>
      <text:p text:style-name="P1"/>
      <text:p text:style-name="P1"><text:span text:style-name="T14">ﾤￂﾱￓￓￜﾻￜ, ￊﾩￆﾲￓﾤￜ ﾡￂﾢￓￆ ﾤￂﾡￂﾤￚﾤ ﾸￜﾵￜﾡￚￜ ﾤￂﾱￓ</text:span></text:p>
      <text:p text:style-name="P1"/>
      <text:p text:style-name="P1"><text:span text:style-name="T14">ㄴㅏㅁㅜㅜㅣㅋㅣ, ㅕㄹㅓㅂㅜㄴㅣ ㄱㅏㄲㅜㅓ ㄴㅏㄱㅏㄴㅡㄴ ㅈㅣㅅㅣㄱㅡㅣ ㄴㅏㅁㅜ</text:span></text:p>
      <text:p text:style-name="P1"><text:span text:style-name="T2">Sunda</text:span></text:p>
      <text:p text:style-name="P1"><text:span text:style-name="T12">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text:p text:style-name="P5"/>
      <text:p text:style-name="P5"><text:span text:style-name="T6">ī j̄ iⷢ jⷢ ш҃ш҄ш҅ш҆ш҇ a҃a҄a҅a҆a҇ серафими мн̑оꙮчитїи̑</text:span></text:p>
      <text:p text:style-name="P5"><text:span text:style-name="T6">Ѳеѡфа́нъ и҆ Алеѯі́й, ѕѣлѡ̀ возлюби́вше ѱалти́рь, воспѣ́ша при свѣ́тѣ ѕвѣ́здъ, помазꙋ́юще сщ҃е́нное мѵ́ро; серафими мн̑оꙮчитїи̑, ꙗ҆́кѡ ѻ҆́гнь, ѡ҆крꙋжа́хꙋ прⷭ҇то́лъ Бж҃їй, и҆ всѧ̀ землѧ̀ и҆спо́лнисѧ свѣ́та, ꙗ҆́кѡ ѕмі́й попра́нъ є҆́сть</text:span></text:p>
      <text:p text:style-name="P4"><text:span text:style-name="T6">Pathological</text:span></text:p>
      <text:list text:style-name="L7" xml:id="list-c6b1e52f-13fb-4954-ad5b-5c7c647cecfc">
        <text:list-item>
          <text:p text:style-name="P7"><text:span text:style-name="T4">a̴̵̷̸̹̺̻̼̽̾̿͂͆͊͋̓̈́̀̂̌̋̏̐̑̒̓̔̕̚</text:span></text:p>
        </text:list-item>
        <text:list-item>
          <text:p text:style-name="P7"><text:span text:style-name="T4">é é <text:s/>ḗ ḗ</text:span></text:p>
        </text:list-item>
        <text:list-item>
          <text:p text:style-name="P7"><text:span text:style-name="T4">a̰̤̥̬̹̜̟̠̤͡b̥̤͡d̪̚</text:span></text:p>
        </text:list-item>
        <text:list-item>
          <text:p text:style-name="P7"><text:span text:style-name="T4">AΑАԱᎪᴀᴀᎪ</text:span></text:p>
        </text:list-item>
        <text:list-item>
          <text:p text:style-name="P7"><text:span text:style-name="T4">ΡРP <text:s/>HНH <text:s/>ΟОO <text:s/>ΙІI</text:span></text:p>
        </text:list-item>
        <text:list-item>
          <text:p text:style-name="P7"><text:span text:style-name="T4">Й̆ Ё̈ ΐ ΰ</text:span></text:p>
        </text:list-item>
        <text:list-item>
          <text:p text:style-name="P7"><text:span text:style-name="T4">क्त्र ज्ञ श्र ह्न द्य द्व क्ष्य स्त्र</text:span></text:p>
        </text:list-item>
        <text:list-item>
          <text:p text:style-name="P7"><text:span text:style-name="T4">क़ ख़ ग़ ज़ फ़ ड़ ढ़</text:span></text:p>
        </text:list-item>
        <text:list-item>
          <text:p text:style-name="P7"><text:span text:style-name="T4">हिंदी संस्कृतः क्ष्ण्यं</text:span></text:p>
        </text:list-item>
        <text:list-item>
          <text:p text:style-name="P7"><text:span text:style-name="T4">किं किं कुं कुं कौं कौं<text:s/></text:span></text:p>
        </text:list-item>
        <text:list-item>
          <text:p text:style-name="P7"><text:span text:style-name="T4">각 각</text:span></text:p>
        </text:list-item>
        <text:list-item>
          <text:p text:style-name="P7"><text:span text:style-name="T4">ᄓᅶᇹ ᅟᅡᆮ ᄑᅠᆻ ᅟᅼᇣ ᄟᅠᇮ</text:span></text:p>
        </text:list-item>
        <text:list-item>
          <text:p text:style-name="P7"><text:span text:style-name="T4">ㄱᄀ ㅏᅡ ㅎᇂ</text:span></text:p>
        </text:list-item>
        <text:list-item>
          <text:p text:style-name="P7"><text:span text:style-name="T4">ァィゥェォャュョッヮ</text:span></text:p>
        </text:list-item>
        <text:list-item>
          <text:p text:style-name="P7"><text:span text:style-name="T4">ㇰㇱㇳㇴㇵㇶㇷㇸㇹ</text:span></text:p>
        </text:list-item>
        <text:list-item>
          <text:p text:style-name="P7"><text:span text:style-name="T4">𛅐𛅑𛅒</text:span></text:p>
        </text:list-item>
        <text:list-item>
          <text:p text:style-name="P7"><text:span text:style-name="T4">「『（［｛〈《【</text:span></text:p>
        </text:list-item>
        <text:list-item>
          <text:p text:style-name="P7"><text:span text:style-name="T4">』」）］｝〉》】</text:span></text:p>
        </text:list-item>
        <text:list-item>
          <text:p text:style-name="P7"><text:span text:style-name="T4">ABC ＡＢＣ 123 １２３ ｶﾀｶﾅ カタカナ</text:span></text:p>
        </text:list-item>
        <text:list-item>
          <text:p text:style-name="P7"><text:span text:style-name="T4">เก็งก้างก๊วนก๋วยเตี๋ยว</text:span></text:p>
        </text:list-item>
        <text:list-item>
          <text:p text:style-name="P7"><text:span text:style-name="T4">ก่้๊๋</text:span></text:p>
        </text:list-item>
        <text:list-item>
          <text:p text:style-name="P7"><text:span text:style-name="T4">க்ஷ க்ஷீ கௌ ஶ்ரீ ஸ்ரீ</text:span></text:p>
        </text:list-item>
        <text:list-item>
          <text:p text:style-name="P7"><text:span text:style-name="T4">கீ கூ கே கை கோ கௌ</text:span></text:p>
        </text:list-item>
        <text:list-item>
          <text:p text:style-name="P7"><text:span text:style-name="T4">ԱԲԳԴԵ աբգդե</text:span></text:p>
        </text:list-item>
        <text:list-item>
          <text:p text:style-name="P7"><text:span text:style-name="T4">აბგდევზ თჳშჶ</text:span></text:p>
        </text:list-item>
        <text:list-item>
          <text:p text:style-name="P7"><text:span text:style-name="T4">ᵐbʰa᷄t̪ʲʷː</text:span></text:p>
        </text:list-item>
        <text:list-item>
          <text:p text:style-name="P7"><text:span text:style-name="T4">H₂O CO₂ xⁿ yₓ aⁱⱼ</text:span></text:p>
        </text:list-item>
        <text:list-item>
          <text:p text:style-name="P7"><text:span text:style-name="T4">x̄ⁿ̱</text:span></text:p>
        </text:list-item>
        <text:list-item>
          <text:p text:style-name="P7"><text:span text:style-name="T4">$ € £ ¥ ₩ ₽ ₹ ₺ ₫ ₴ ₦</text:span></text:p>
        </text:list-item>
        <text:list-item>
          <text:p text:style-name="P7"><text:span text:style-name="T4">₩123,456.78 <text:s text:c="2"/>₹१२३,४५६.७८</text:span></text:p>
        </text:list-item>
        <text:list-item>
          <text:p text:style-name="P7"><text:span text:style-name="T4">⠁⠃⠉⠙⠑⠋⠛⠓⠊⠚</text:span></text:p>
        </text:list-item>
        <text:list-item>
          <text:p text:style-name="P7"><text:span text:style-name="T4">⠅⠇⠍⠝⠕⠏⠟⠗⠎⠞</text:span></text:p>
        </text:list-item>
        <text:list-item>
          <text:p text:style-name="P7"/>
        </text:list-item>
        <text:list-item>
          <text:p text:style-name="P7"><text:span text:style-name="T4">a̴̵̷̸̹̺̻̼̽̾̿͂͆͊͋̓̈́̀̂̌̋̏̐̑̒̓̔̕̚ क्ष्ण्यं ग़ ᄓᅶᇹ ก่้๊๋ க்ஷீ ⠿</text:span></text:p>
        </text:list-item>
        <text:list-item>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Enumerated_20List" style:display-name="Enumerated List" style:family="paragraph" style:list-style-name="L4">
      <style:text-properties fo:font-size="12.000000000000000pt"/>
    </style:style>
    <style:style style:name="Bibliography_20booklet" style:display-name="Bibliography booklet" style:family="paragraph"/>
    <style:style style:name="Contents_204" style:display-name="Contents 4" style:family="paragraph">
      <style:paragraph-properties fo:margin-left="24.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Bibliography_20book" style:display-name="Bibliography book" style:family="paragraph"/>
    <style:style style:name="Bibliography_20custom3" style:display-name="Bibliography custom3" style:family="paragraph"/>
    <style:style style:name="Bibliography_20manual" style:display-name="Bibliography manual" style:family="paragraph"/>
    <style:style style:name="Bibliography_20email" style:display-name="Bibliography email" style:family="paragraph"/>
    <style:style style:name="Bibliography_20journal" style:display-name="Bibliography journal" style:family="paragraph"/>
    <style:style style:name="Bibliography_20www" style:display-name="Bibliography www" style:family="paragraph"/>
    <style:style style:name="Bibliography_20custom4" style:display-name="Bibliography custom4" style:family="paragraph"/>
    <style:style style:name="Contents_202" style:display-name="Contents 2" style:family="paragraph">
      <style:paragraph-properties fo:margin-left="8.000000000000000pt"/>
    </style:style>
    <style:style style:name="Bibliography_20unpublished" style:display-name="Bibliography unpublished" style:family="paragraph"/>
    <style:style style:name="Contents_206" style:display-name="Contents 6" style:family="paragraph">
      <style:paragraph-properties fo:margin-left="40.000000000000000pt"/>
    </style:style>
    <style:style style:name="Bibliography_20proceedings" style:display-name="Bibliography proceedings" style:family="paragraph"/>
    <style:style style:name="Bibliography_20phdthesis" style:display-name="Bibliography phdthesis" style:family="paragraph"/>
    <style:style style:name="Contents_205" style:display-name="Contents 5" style:family="paragraph">
      <style:paragraph-properties fo:margin-left="3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Contents_2010" style:display-name="Contents 10" style:family="paragraph">
      <style:paragraph-properties fo:margin-left="72.000000000000000pt"/>
    </style:style>
    <style:style style:name="Bibliography_20custom2" style:display-name="Bibliography custom2" style:family="paragraph"/>
    <style:style style:name="Bibliography_20custom5" style:display-name="Bibliography custom5" style:family="paragraph"/>
    <style:style style:name="Contents_201" style:display-name="Contents 1" style:family="paragraph">
      <style:paragraph-properties fo:margin-left="0.000000000000000pt"/>
    </style:style>
    <style:style style:name="Bibliography_20inbook" style:display-name="Bibliography inbook" style:family="paragraph"/>
    <style:style style:name="Contents_203" style:display-name="Contents 3" style:family="paragraph">
      <style:paragraph-properties fo:margin-left="16.000000000000000pt"/>
    </style:style>
    <style:style style:name="Bibliography_20article" style:display-name="Bibliography article" style:family="paragraph"/>
    <style:style style:name="Contents_209" style:display-name="Contents 9" style:family="paragraph">
      <style:paragraph-properties fo:margin-left="64.000000000000000pt"/>
    </style:style>
    <style:style style:name="Endnote" style:display-name="Endnote" style:family="paragraph" style:next-style-name=""/>
    <style:style style:name="A1" style:display-name="A1" style:family="paragraph">
      <style:text-properties fo:color="#000000" fo:font-family="Sans Serif" fo:font-size="12.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Head_203" style:default-outline-level="3" style:display-name="Head 3" style:family="paragraph" style:next-style-name="Standard">
      <style:text-properties fo:font-size="12.000000000000000pt" fo:font-weight="bold"/>
    </style:style>
    <style:style style:name="Bibliography_20inproceedings" style:display-name="Bibliography inproceedings" style:family="paragraph"/>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Bibliography_20misc" style:display-name="Bibliography misc" style:family="paragraph"/>
    <style:style style:name="Bibliography_20techreport" style:display-name="Bibliography techreport" style:family="paragraph"/>
    <style:style style:name="Head_202" style:default-outline-level="2" style:display-name="Head 2" style:family="paragraph" style:next-style-name="Standard">
      <style:text-properties fo:font-size="16.000000000000000pt" fo:font-weight="bold"/>
    </style:style>
    <style:style style:name="Bibliography_20incollection" style:display-name="Bibliography incollection" style:family="paragraph"/>
    <style:style style:name="Bibliography_20custom1" style:display-name="Bibliography custom1" style:family="paragraph"/>
    <style:style style:name="Bibliography_20mastersthesis" style:display-name="Bibliography mastersthesis" style:family="paragraph"/>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 style:display-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39</meta:editing-cycles>
    <dc:date>2026-03-07T22:42:27</dc:date>
    <meta:creation-date>2008-08-22T11:41:04</meta:creation-date>
    <dc:creator>Toꝛvald</dc:creator>
  </office:meta>
</office:document-meta>
</file>